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1.071cm" fo:min-width="14.991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1.071cm" fo:min-width="7.111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fill-color="#ffffff" draw:textarea-vertical-align="middle" draw:auto-grow-height="false" fo:min-height="1.834cm" fo:min-width="1.584cm" fo:padding-top="0.163cm" fo:padding-bottom="0.163cm" fo:padding-left="0.288cm" fo:padding-right="0.288cm"/>
    </style:style>
    <style:style style:name="gr4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1.071cm" fo:min-width="6.328cm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0.354cm" fo:min-width="0.451cm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0.568cm" fo:min-width="3.803cm" fo:padding-top="0.163cm" fo:padding-bottom="0.163cm" fo:padding-left="0.288cm" fo:padding-right="0.288cm" fo:wrap-option="no-wrap"/>
    </style:style>
    <style:style style:name="gr7" style:family="graphic" style:parent-style-name="standard">
      <style:graphic-properties svg:stroke-width="0.076cm" svg:stroke-color="#000000" draw:fill-color="#ffffff" draw:textarea-horizontal-align="justify" draw:textarea-vertical-align="middle" draw:auto-grow-height="false" fo:min-height="0.568cm" fo:min-width="1.177cm" fo:padding-top="0.163cm" fo:padding-bottom="0.163cm" fo:padding-left="0.288cm" fo:padding-right="0.288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67cm" svg:height="1.397cm" svg:x="3.867cm" svg:y="7.78cm">
          <text:p text:style-name="P1">C libra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5.567cm" svg:height="1.397cm" svg:x="3.867cm" svg:y="6.129cm">
          <text:p text:style-name="P1">C head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87cm" svg:height="1.397cm" svg:x="3.873cm" svg:y="4.451cm">
          <text:p text:style-name="P1">Generated ATS interfa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2.159cm" draw:transform="rotate (1.5707963267949) translate (2.543cm 7.01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7.687cm" svg:height="1.397cm" svg:x="3.873cm" svg:y="2.851cm">
          <text:p text:style-name="P1">Unsafe ATS applicat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04cm" svg:height="1.397cm" svg:x="12.53cm" svg:y="4.451cm">
          <text:p text:style-name="P1">Modified ATS interfac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04cm" svg:height="1.397cm" svg:x="12.53cm" svg:y="2.851cm">
          <text:p text:style-name="P1">Safe ATS applicati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37cm" svg:x="11.433cm" svg:y="4.478cm">
          <text:p/>
          <draw:enhanced-geometry svg:viewBox="0 0 21600 21600" draw:text-areas="0 ?f0 ?f5 ?f2" draw:type="right-arrow" draw:modifiers="13255.7041699449 5438.237608182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27cm" svg:height="1.37cm" svg:x="11.434cm" svg:y="2.879cm">
          <text:p/>
          <draw:enhanced-geometry svg:viewBox="0 0 21600 21600" draw:text-areas="0 ?f0 ?f5 ?f2" draw:type="right-arrow" draw:modifiers="13255.7041699449 5438.237608182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6.223cm" svg:height="1.27cm" svg:x="8.801cm" svg:y="1.124cm">
          <text:p text:style-name="P1">Manually modify</text:p>
          <draw:enhanced-geometry svg:viewBox="0 0 21600 21600" draw:glue-points="10800 0 3160 3160 0 10800 3160 18440 10800 21600 18440 18440 21600 10800 18440 3160 ?f14 ?f15" draw:text-areas="3200 3200 18400 18400" draw:type="round-callout" draw:modifiers="10137.146529563 39665.145554681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" draw:layer="layout" svg:width="2.491cm" svg:height="1.27cm" svg:x="1.068cm" svg:y="3.41cm">
          <text:p text:style-name="P1">c2ats</text:p>
          <draw:enhanced-geometry svg:viewBox="0 0 21600 21600" draw:glue-points="10800 0 3160 3160 0 10800 3160 18440 10800 21600 18440 18440 21600 10800 18440 3160 ?f14 ?f15" draw:text-areas="3200 3200 18400 18400" draw:type="round-callout" draw:modifiers="17716.8539325843 32884.34303697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74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9:50:26.045542726</meta:creation-date>
    <dc:date>2017-03-06T20:11:53.597708229</dc:date>
    <meta:editing-duration>PT20M15S</meta:editing-duration>
    <meta:editing-cycles>16</meta:editing-cycles>
    <meta:generator>LibreOffice/5.2.5.1$Linux_X86_64 LibreOffice_project/20m0$Build-1</meta:generator>
    <meta:document-statistic meta:object-count="11"/>
  </office:meta>
</office:document-meta>
</file>